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c7f1" officeooo:paragraph-rsid="001ec7f1"/>
    </style:style>
    <style:style style:name="P2" style:family="paragraph" style:parent-style-name="Standard" style:list-style-name="L1">
      <style:text-properties officeooo:rsid="001ec7f1" officeooo:paragraph-rsid="001ec7f1"/>
    </style:style>
    <style:style style:name="P3" style:family="paragraph" style:parent-style-name="Standard" style:list-style-name="L1">
      <style:text-properties officeooo:rsid="001eea27" officeooo:paragraph-rsid="001eea27"/>
    </style:style>
    <style:style style:name="P4" style:family="paragraph" style:parent-style-name="Standard">
      <style:text-properties officeooo:rsid="001eea27" officeooo:paragraph-rsid="001eea27"/>
    </style:style>
    <style:style style:name="P5" style:family="paragraph" style:parent-style-name="Standard" style:list-style-name="L2">
      <style:text-properties officeooo:paragraph-rsid="001ec7f1"/>
    </style:style>
    <style:style style:name="P6" style:family="paragraph" style:parent-style-name="Standard" style:list-style-name="L3">
      <style:text-properties officeooo:rsid="0025cb3e" officeooo:paragraph-rsid="0025cb3e"/>
    </style:style>
    <style:style style:name="P7" style:family="paragraph" style:parent-style-name="Standard" style:list-style-name="L5">
      <style:text-properties officeooo:rsid="0025cb3e" officeooo:paragraph-rsid="002ca8e9"/>
    </style:style>
    <style:style style:name="P8" style:family="paragraph" style:parent-style-name="Standard" style:list-style-name="L4">
      <style:text-properties officeooo:rsid="0027c44f" officeooo:paragraph-rsid="0027c44f"/>
    </style:style>
    <style:style style:name="P9" style:family="paragraph" style:parent-style-name="Standard" style:list-style-name="L4">
      <style:text-properties officeooo:rsid="0027c44f" officeooo:paragraph-rsid="00288199"/>
    </style:style>
    <style:style style:name="P10" style:family="paragraph" style:parent-style-name="Standard" style:list-style-name="L4">
      <style:text-properties officeooo:rsid="00288199" officeooo:paragraph-rsid="00288199"/>
    </style:style>
    <style:style style:name="P11" style:family="paragraph" style:parent-style-name="Standard" style:list-style-name="L6">
      <style:text-properties officeooo:rsid="002ca8e9" officeooo:paragraph-rsid="002ca8e9"/>
    </style:style>
    <style:style style:name="T1" style:family="text">
      <style:text-properties officeooo:rsid="001ec7f1"/>
    </style:style>
    <style:style style:name="T2" style:family="text">
      <style:text-properties officeooo:rsid="001eea27"/>
    </style:style>
    <style:style style:name="T3" style:family="text">
      <style:text-properties officeooo:rsid="002053c3"/>
    </style:style>
    <style:style style:name="T4" style:family="text">
      <style:text-properties officeooo:rsid="00288199"/>
    </style:style>
    <style:style style:name="T5" style:family="text">
      <style:text-properties officeooo:rsid="0029fd05"/>
    </style:style>
    <style:style style:name="T6" style:family="text">
      <style:text-properties officeooo:rsid="002a7b07"/>
    </style:style>
    <style:style style:name="T7" style:family="text">
      <style:text-properties officeooo:rsid="002c1d09"/>
    </style:style>
    <style:style style:name="T8" style:family="text">
      <style:text-properties officeooo:rsid="002ca8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text:style-name="L2">
        <text:list-item>
          <text:p text:style-name="P5"><text:span text:style-name="T1">Problemas Elasto-Linear Estático:</text:span></text:p>
        </text:list-item>
      </text:list>
      <text:list text:style-name="L1">
        <text:list-item>
          <text:list>
            <text:list-item>
              <text:p text:style-name="P2">Treliça/<text:span text:style-name="T2">b</text:span>arra 2D;</text:p>
            </text:list-item>
            <text:list-item>
              <text:p text:style-name="P2">Viga EB;</text:p>
            </text:list-item>
            <text:list-item>
              <text:p text:style-name="P2">Pórtico 2D;</text:p>
            </text:list-item>
            <text:list-item>
              <text:p text:style-name="P2">Pórtico 3D;</text:p>
            </text:list-item>
            <text:list-item>
              <text:p text:style-name="P2">Tensões <text:span text:style-name="T3">p</text:span>lanas: Convergência de malha <text:span text:style-name="T2">t</text:span>riangular;</text:p>
            </text:list-item>
            <text:list-item>
              <text:p text:style-name="P2">Tensões <text:span text:style-name="T3">p</text:span>lanas: <text:span text:style-name="T2">Tensões principais/critério de falha</text:span>;</text:p>
            </text:list-item>
            <text:list-item>
              <text:p text:style-name="P3">Análise de tensões em sólidos: <text:span text:style-name="T4">malha TET</text:span><text:span text:style-name="T5">RA</text:span><text:span text:style-name="T4"> e HEXA</text:span>;<text:line-break/></text:p>
            </text:list-item>
          </text:list>
        </text:list-item>
      </text:list>
      <text:list text:style-name="L3">
        <text:list-item>
          <text:p text:style-name="P6">Problemas <text:span text:style-name="T1">Elasto-Linear </text:span>Frequência Natural:</text:p>
        </text:list-item>
      </text:list>
      <text:list xml:id="list2176010857" text:style-name="L4">
        <text:list-item>
          <text:list>
            <text:list-item>
              <text:p text:style-name="P8">Frequência natural em viga EB;</text:p>
            </text:list-item>
            <text:list-item>
              <text:p text:style-name="P9">Frequência natural em <text:span text:style-name="T4">p</text:span><text:span text:style-name="T1">órtico 3D</text:span>;</text:p>
            </text:list-item>
            <text:list-item>
              <text:p text:style-name="P10">Frequência natural <text:span text:style-name="T6">em placa;</text:span></text:p>
            </text:list-item>
            <text:list-item>
              <text:p text:style-name="P8">Frequência natural em <text:span text:style-name="T7">peça mecânica (sólido)</text:span>;<text:line-break/></text:p>
            </text:list-item>
          </text:list>
        </text:list-item>
      </text:list>
      <text:list text:style-name="L5">
        <text:list-item>
          <text:p text:style-name="P7">Problemas <text:span text:style-name="T1">Elasto-Linear </text:span><text:span text:style-name="T8">Força Harmônica:</text:span></text:p>
        </text:list-item>
      </text:list>
      <text:list text:style-name="L6">
        <text:list-item>
          <text:list>
            <text:list-item>
              <text:p text:style-name="P11">Força harmônica em <text:span text:style-name="T4">p</text:span><text:span text:style-name="T1">órtico 3D;</text:span></text:p>
            </text:list-item>
            <text:list-item>
              <text:p text:style-name="P11">Força harmônica <text:span text:style-name="T6">em placa</text:span><text:span text:style-name="T1">;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ec7f1" officeooo:paragraph-rsid="001ec7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YFEMPY PROBLEMS TEST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05T18:05:58.921000000</dc:date>
    <meta:editing-duration>PT58M7S</meta:editing-duration>
    <meta:editing-cycles>1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7" meta:word-count="88" meta:character-count="558" meta:non-whitespace-character-count="501"/>
  </office:meta>
</office:document-meta>
</file>